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5pt" style:text-underline-style="none" fo:font-weight="bold" style:font-size-asian="15pt" style:font-weight-asian="bold" style:font-size-complex="15pt"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
      <text:p text:style-name="P1"><text:tab/>En el presente trabajo, nos proponemos programar una aplicación de procesamiento de imágenes para la detección de bordes escrito mayormente en lenguaje ensamblador. Para ello implementaremos distintos algoritmos de detección, los cuales se basan en obtener para cada píxel, una matriz de las derivadas parciales de los píxeles alrededor, para luego aplicarla sobre la imagen resultante. </text:p>
      <text:p text:style-name="P1"><text:tab/></text:p>
      <text:p text:style-name="P1"/>
      <text:p text:style-name="P1"><text:tab/>Usaremos los operadores de <text:span text:style-name="T1">Roberts, Prewitt y Sobel</text:span>, que consisten en <text:s/>diferentes matrices a utilizar para la transformación de los píxeles. <text:s/>Se procesarán, para cada operador, la derivadas parciales respecto a <text:span text:style-name="T1">X</text:span> y respecto a <text:span text:style-name="T1">Y</text:span>, teniendo para <text:span text:style-name="T1">Sobel</text:span> la posibilidad de aplicar el filtro en base a cada variable por separado o ambas a la vez.</text:p>
      <text:p text:style-name="P1"/>
      <text:p text:style-name="P1"><text:tab/></text:p>
      <text:p text:style-name="P1"><text:tab/>En cuanto a la implementación del programa, se utilizará la librería <text:span text:style-name="T1">OpenCv</text:span> para el manejo de entrada/salida de las imágenes y para comparar estadísticamente el tiempo de ejecución entre la implementación de los filtros escritos en lenguaje ensamblador y la función <text:span text:style-name="T1">cvSobel</text:span> propia de la librería. El sistema de interfaz con el usuario está escrito en lenguaje C, mientras que los filtros de bordes en lenguaje ensamblador.</text:p>
      <text:p text:style-name="P1"/>
      <text:p text:style-name="P1"/>
      <text:p text:style-name="P1"><text:tab/>En las siguientes secciones se explicará detalladamente el trabajo realizado, mostrando diferentes resultados intermedios y decisiones tomadas.</text:p>
      <text:p text:style-name="P2"/>
      <text:p text:style-name="P2"/>
      <text:p text:style-name="P1"><text:tab/></text:p>
      <text:p text:style-name="P3"><text:tab/>[Insertar imagen robada de internet hecha con el filtro de bordes mas zarpado de todos que no podemos llegar a lograr ni a gancho, para rematar y que quede vistoso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9-29T10:33:26</meta:creation-date>
    <dc:date>2009-09-30T19:02:53</dc:date>
    <meta:editing-cycles>4</meta:editing-cycles>
    <meta:editing-duration>PT43M9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9" meta:word-count="229" meta:character-count="1473"/>
  </office:meta>
</office:document-meta>
</file>